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1fea" officeooo:paragraph-rsid="001c1fea"/>
    </style:style>
    <style:style style:name="P2" style:family="paragraph" style:parent-style-name="Standard">
      <style:paragraph-properties fo:text-align="justify" style:justify-single-word="false"/>
      <style:text-properties officeooo:rsid="001c1fea" officeooo:paragraph-rsid="001c1fea"/>
    </style:style>
    <style:style style:name="P3" style:family="paragraph" style:parent-style-name="Standard">
      <style:paragraph-properties fo:text-align="justify" style:justify-single-word="false"/>
      <style:text-properties fo:color="#c9211e" loext:opacity="100%" fo:font-weight="bold" officeooo:rsid="001c1fea" officeooo:paragraph-rsid="001c1fea" style:font-weight-asian="bold" style:font-weight-complex="bold"/>
    </style:style>
    <style:style style:name="P4" style:family="paragraph" style:parent-style-name="Standard">
      <style:paragraph-properties fo:text-align="justify" style:justify-single-word="false"/>
      <style:text-properties fo:color="#000000" loext:opacity="100%" fo:font-weight="normal" officeooo:rsid="001cb894" officeooo:paragraph-rsid="001cb894" style:font-weight-asian="normal" style:font-weight-complex="normal"/>
    </style:style>
    <style:style style:name="P5" style:family="paragraph" style:parent-style-name="Standard">
      <style:paragraph-properties fo:text-align="justify" style:justify-single-word="false"/>
      <style:text-properties fo:color="#000000" loext:opacity="100%" fo:font-weight="normal" officeooo:rsid="001e53f3" officeooo:paragraph-rsid="001e53f3" style:font-weight-asian="normal" style:font-weight-complex="normal"/>
    </style:style>
    <style:style style:name="P6" style:family="paragraph" style:parent-style-name="Standard">
      <style:paragraph-properties fo:text-align="justify" style:justify-single-word="false"/>
      <style:text-properties fo:color="#000000" loext:opacity="100%" fo:font-weight="normal" officeooo:rsid="001f7b13" officeooo:paragraph-rsid="001f7b13" style:font-weight-asian="normal" style:font-weight-complex="normal"/>
    </style:style>
    <style:style style:name="P7" style:family="paragraph" style:parent-style-name="Standard">
      <style:paragraph-properties fo:text-align="justify" style:justify-single-word="false"/>
      <style:text-properties fo:color="#000000" loext:opacity="100%" fo:font-weight="normal" officeooo:rsid="0020079e" officeooo:paragraph-rsid="0020079e" style:font-weight-asian="normal" style:font-weight-complex="normal"/>
    </style:style>
    <style:style style:name="P8" style:family="paragraph" style:parent-style-name="Standard">
      <style:paragraph-properties fo:text-align="center" style:justify-single-word="false"/>
      <style:text-properties fo:color="#000000" loext:opacity="100%" fo:font-weight="normal" officeooo:rsid="0020079e" officeooo:paragraph-rsid="0020079e" style:font-weight-asian="normal" style:font-weight-complex="normal"/>
    </style:style>
    <style:style style:name="P9" style:family="paragraph" style:parent-style-name="Standard">
      <style:paragraph-properties fo:text-align="start" style:justify-single-word="false"/>
      <style:text-properties fo:color="#000000" loext:opacity="100%" fo:font-weight="normal" officeooo:rsid="0020079e" officeooo:paragraph-rsid="0020079e" style:font-weight-asian="normal" style:font-weight-complex="normal"/>
    </style:style>
    <style:style style:name="P10" style:family="paragraph" style:parent-style-name="Standard">
      <style:paragraph-properties fo:text-align="start" style:justify-single-word="false"/>
      <style:text-properties fo:color="#000000" loext:opacity="100%" fo:font-weight="normal" officeooo:rsid="00233ae3" officeooo:paragraph-rsid="00233ae3" style:font-weight-asian="normal" style:font-weight-complex="normal"/>
    </style:style>
    <style:style style:name="P11" style:family="paragraph" style:parent-style-name="Standard">
      <style:paragraph-properties fo:text-align="start" style:justify-single-word="false"/>
      <style:text-properties fo:color="#000000" loext:opacity="100%" fo:font-weight="normal" officeooo:rsid="0023c6c6" officeooo:paragraph-rsid="0023c6c6" style:font-weight-asian="normal" style:font-weight-complex="normal"/>
    </style:style>
    <style:style style:name="P12" style:family="paragraph" style:parent-style-name="Standard">
      <style:paragraph-properties fo:text-align="start" style:justify-single-word="false"/>
      <style:text-properties fo:color="#000000" loext:opacity="100%" fo:font-weight="normal" officeooo:rsid="0024f10d" officeooo:paragraph-rsid="0024f10d" style:font-weight-asian="normal" style:font-weight-complex="normal"/>
    </style:style>
    <style:style style:name="P13" style:family="paragraph" style:parent-style-name="Standard">
      <style:paragraph-properties fo:text-align="start" style:justify-single-word="false"/>
      <style:text-properties fo:color="#000000" loext:opacity="100%" fo:font-weight="normal" officeooo:rsid="00251207" officeooo:paragraph-rsid="00251207" style:font-weight-asian="normal" style:font-weight-complex="normal"/>
    </style:style>
    <style:style style:name="P14" style:family="paragraph" style:parent-style-name="Standard">
      <style:paragraph-properties fo:text-align="start" style:justify-single-word="false"/>
      <style:text-properties fo:color="#000000" loext:opacity="100%" fo:font-weight="normal" officeooo:rsid="0028b0b1" officeooo:paragraph-rsid="0028b0b1" style:font-weight-asian="normal" style:font-weight-complex="normal"/>
    </style:style>
    <style:style style:name="P15" style:family="paragraph" style:parent-style-name="Standard">
      <style:paragraph-properties fo:text-align="start" style:justify-single-word="false"/>
      <style:text-properties fo:color="#000000" loext:opacity="100%" fo:font-weight="normal" officeooo:rsid="002a897a" officeooo:paragraph-rsid="002a897a" style:font-weight-asian="normal" style:font-weight-complex="normal"/>
    </style:style>
    <style:style style:name="P16" style:family="paragraph" style:parent-style-name="Standard">
      <style:paragraph-properties fo:text-align="start" style:justify-single-word="false"/>
      <style:text-properties fo:color="#000000" loext:opacity="100%" fo:font-weight="normal" officeooo:rsid="002b5443" officeooo:paragraph-rsid="002b5443" style:font-weight-asian="normal" style:font-weight-complex="normal"/>
    </style:style>
    <style:style style:name="P17" style:family="paragraph" style:parent-style-name="Standard">
      <style:paragraph-properties fo:text-align="start" style:justify-single-word="false"/>
      <style:text-properties fo:color="#000000" loext:opacity="100%" fo:font-weight="normal" officeooo:rsid="002c909b" officeooo:paragraph-rsid="002c909b" style:font-weight-asian="normal" style:font-weight-complex="normal"/>
    </style:style>
    <style:style style:name="T1" style:family="text">
      <style:text-properties officeooo:rsid="001cb894"/>
    </style:style>
    <style:style style:name="T2" style:family="text">
      <style:text-properties fo:font-weight="bold" style:font-weight-asian="bold" style:font-weight-complex="bold"/>
    </style:style>
    <style:style style:name="T3" style:family="text">
      <style:text-properties fo:font-weight="bold" officeooo:rsid="00260b71" style:font-weight-asian="bold" style:font-weight-complex="bold"/>
    </style:style>
    <style:style style:name="T4" style:family="text">
      <style:text-properties officeooo:rsid="00260b71"/>
    </style:style>
    <style:style style:name="T5" style:family="text">
      <style:text-properties officeooo:rsid="002b5443"/>
    </style:style>
    <style:style style:name="T6" style:family="text">
      <style:text-properties officeooo:rsid="002c90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06-2024.</text:p>
      <text:p text:style-name="P1"/>
      <text:p text:style-name="P1">DWEC</text:p>
      <text:p text:style-name="P1"/>
      <text:p text:style-name="P2">Websocket Tecnología que proporciona un canal de comunicación birideccional y full duplex sobre un único socket </text:p>
      <text:p text:style-name="P2"/>
      <text:p text:style-name="P2">API </text:p>
      <text:p text:style-name="P2"/>
      <text:p text:style-name="P2">Logica en el servidor. </text:p>
      <text:p text:style-name="P2"/>
      <text:p text:style-name="P2">Recibe datos enviados por el cliente mediante lógica del cliente. </text:p>
      <text:p text:style-name="P2">Lo procesa.</text:p>
      <text:p text:style-name="P2">Guarda de forma “permanente”</text:p>
      <text:p text:style-name="P2">Recupera datos del almacenamiento y los entrega al cliente. </text:p>
      <text:p text:style-name="P2"/>
      <text:p text:style-name="P2">Se comunica para intercambio de datos con la logica del servidor</text:p>
      <text:p text:style-name="P2">Muestra los datos al usuario mediante interfaz web</text:p>
      <text:p text:style-name="P2">Entiende los controles incluidos en la interfaz. </text:p>
      <text:p text:style-name="P2"/>
      <text:p text:style-name="P2">Excepciones. </text:p>
      <text:p text:style-name="P2">No todas las aplicaciones web tienen lógica del cliente y en el servidor</text:p>
      <text:p text:style-name="P2">puede haber aplicaciones en las que no estén dedicadas. </text:p>
      <text:p text:style-name="P2"/>
      <text:p text:style-name="P2">Aplicación de múltiples paginas. </text:p>
      <text:p text:style-name="P2">Cada acceso a una sección implica la carga completa. Hay refresco de pantalla. </text:p>
      <text:p text:style-name="P2"/>
      <text:p text:style-name="P2">Aplicaciones de una página (SPA)</text:p>
      <text:p text:style-name="P2">La lógica de cliente se descarga una única vez, de tal forma que el acceso a otras seccione solo provoca la descargar de datos. </text:p>
      <text:p text:style-name="P2"/>
      <text:p text:style-name="P2"/>
      <text:p text:style-name="P2">Entorno cliente es:</text:p>
      <text:p text:style-name="P2">- Multiplataforma. Sirve para toda plataforma.</text:p>
      <text:p text:style-name="P2">- Compatible entre navegadores.</text:p>
      <text:p text:style-name="P2">- Universal Accesible directamente desde navegadores sin necesidad de instalación</text:p>
      <text:p text:style-name="P2">- El usuario no ve las actualizaciones del sistema. </text:p>
      <text:p text:style-name="P2"/>
      <text:p text:style-name="P3">Modelización <text:span text:style-name="T1">(Buscar)</text:span></text:p>
      <text:p text:style-name="P3"/>
      <text:p text:style-name="P5">17-09-2024</text:p>
      <text:p text:style-name="P4">Se entiende por capa cada elemento que procesa o trata información. En un modelo de n-capas la información atraviesa varias capas entre la interfaz y la administración de los datos. </text:p>
      <text:p text:style-name="P4">El más habitual es el modelo de tres capas. Three-tier architecture. </text:p>
      <text:p text:style-name="P4"/>
      <text:p text:style-name="P6"><text:span text:style-name="T2">Modelo de dos capas.</text:span> Gran parte de la aplicación corre en el lado del cliente (cliente pesado). La lógica de negocio se encuentra en el lado del cliente. </text:p>
      <text:p text:style-name="P6">Desventajas. Dificil de escalar a demanda, número reducido de conexiones, carga alta de red con funcionalidad limitada. </text:p>
      <text:p text:style-name="P6"/>
      <text:p text:style-name="P6">Modelo de tres capas. Diseñada para superar limitaciones del modelo de dos capas. Cada capa intermedia contiene la lógica del negocio. Las aplicaciones web actuales se ajustan al modelo. </text:p>
      <text:p text:style-name="P6"><text:soft-page-break/>Detalles del modelo tres capas. </text:p>
      <text:p text:style-name="P6"/>
      <text:p text:style-name="P6">Capa presentación (parte en el cliente y parte en el servidor). Recoge la información del usuario y la envia al servidor para que la capa de negocio la procese. </text:p>
      <text:p text:style-name="P6">Procesa determinada información.</text:p>
      <text:p text:style-name="P6">Recibe los resultado de la capa de proceso</text:p>
      <text:p text:style-name="P6">Generan la presentación y la muestrran (HTML, CSS y JS)</text:p>
      <text:p text:style-name="P6"/>
      <text:p text:style-name="P6">Capa de aplicación proceso o negocio. Nivel lógico intermedio. </text:p>
      <text:p text:style-name="P6">Recibe datos de la capa de presentación. <text:s/></text:p>
      <text:p text:style-name="P6"/>
      <text:p text:style-name="P8">Selección de arquitecturas y herramientas de programación. UT1 – 2.</text:p>
      <text:p text:style-name="P8"/>
      <text:p text:style-name="P9">Arquitectura de navegadores</text:p>
      <text:p text:style-name="P9"/>
      <text:p text:style-name="P7">Está compuesta por un esquema que aplica para cualquier navegador web: Tiene una interfaz, un motor, un motor de renderizado, un back-end, una parte de networking, javascritp y una persistencia. </text:p>
      <text:p text:style-name="P9"/>
      <text:p text:style-name="P9"/>
      <text:p text:style-name="P10">Funciones. <text:span text:style-name="T4">(</text:span><text:span text:style-name="T3">04-10-2024</text:span><text:span text:style-name="T4">)</text:span></text:p>
      <text:p text:style-name="P10"><text:line-break/>Grupo de sentencias o instrucciones que realizan una (buena práctica) tarea o calculan un valor.</text:p>
      <text:p text:style-name="P10">Para poder utilizar una función, hay que definirla en algún lugar del programa y posteriormente, llamarla (invocarla) ya sea desde dentro del código, en un evento o automaticamente. </text:p>
      <text:p text:style-name="P10">Devuelve algo si se utiliza un return.</text:p>
      <text:p text:style-name="P10">La estructura más habitual es la denominada por declaración. </text:p>
      <text:p text:style-name="P10"/>
      <text:p text:style-name="P10">Ejemplo. </text:p>
      <text:p text:style-name="P10"/>
      <text:p text:style-name="P10">Fuction &lt;nombreFuncion&gt; (parametro opcionales separados por comas) {</text:p>
      <text:p text:style-name="P10"><text:tab/>&lt;Instrucciones&gt;</text:p>
      <text:p text:style-name="P10">}</text:p>
      <text:p text:style-name="P10">Pueden invorcarse, incluso antes de su definición. </text:p>
      <text:p text:style-name="P10"/>
      <text:p text:style-name="P11">Las funciones pueden o no tener un valor de retorno Si no es especifica un return, la función devuelve undefined por defecto. Las funciones sólo retornan un valor. Si queremos retornar más de uno los podemos agrupar en arrays u objetos. </text:p>
      <text:p text:style-name="P11"/>
      <text:p text:style-name="P11">Al usar paréntesis (), se invoca a la función. </text:p>
      <text:p text:style-name="P11">Sin paréntesis, se referencia al objeto que representa la función.</text:p>
      <text:p text:style-name="P11"/>
      <text:p text:style-name="P11">Como las funciones son objetos de primera clase pueden ser asignadas a variables, pasadas como argumentos y devueltas por otras funciones.</text:p>
      <text:p text:style-name="P11"/>
      <text:p text:style-name="P11">Mediante expresión (guardadas en variables… que se pueden “ejecutar” después – son las funciones anónimas o lambda-. Si se ponen () se ejecuta, si nos muestra el contenido de la variable) o constructor de objeto ( no recomendado, pero confirma que en JS todo puede ser un objeto.)</text:p>
      <text:p text:style-name="P11"/>
      <text:p text:style-name="P11">Constructor. </text:p>
      <text:p text:style-name="P11">Función nombre (p1, p2…) {}</text:p>
      <text:p text:style-name="P11">var nombre = función (p1, p2…) { }</text:p>
      <text:p text:style-name="P12"><text:soft-page-break/>Variantes. </text:p>
      <text:p text:style-name="P12">Hay funciones sin parámetros.</text:p>
      <text:p text:style-name="P12">Las funcoines pueden devolver un dato o no.</text:p>
      <text:p text:style-name="P12">Se puede escribir una función sin el parentesis y guardarla en una variable.</text:p>
      <text:p text:style-name="P12">Existe la función sin nombre (función anónima).</text:p>
      <text:p text:style-name="P12">En la JS las funciones son un tipo de datos mñas por lo que podeos hacer cosas como pasarlas por argumento o asignarlas a una variable.</text:p>
      <text:p text:style-name="P12"/>
      <text:p text:style-name="P12">Const cuadrado = function (value) { <text:s/>//</text:p>
      <text:p text:style-name="P12"><text:tab/>return value * value</text:p>
      <text:p text:style-name="P12">}</text:p>
      <text:p text:style-name="P12">function aplica_fn(dato, función_a_aplicar) { // Declarado</text:p>
      <text:p text:style-name="P12"><text:tab/>return funcion_a_aplicar(dato);</text:p>
      <text:p text:style-name="P12">}</text:p>
      <text:p text:style-name="P12"/>
      <text:p text:style-name="P13">aplica_fn(3, cuadrado); // Devolverá 9 (3²)</text:p>
      <text:p text:style-name="P13"/>
      <text:p text:style-name="P13"/>
      <text:p text:style-name="P14">Cuando hacemos funciones function SUMA () {</text:p>
      <text:p text:style-name="P14"><text:tab/>Nos permitira hacer la suma de todo. </text:p>
      <text:p text:style-name="P14">}</text:p>
      <text:p text:style-name="P13"/>
      <text:p text:style-name="P13"/>
      <text:p text:style-name="P15">Parametros por defecto. </text:p>
      <text:p text:style-name="P15">Function tablaMultiplicar ( tabla, fin = 10) {</text:p>
      <text:p text:style-name="P15"><text:tab/>for (i = 0; i&lt;= fin ; i++)</text:p>
      <text:p text:style-name="P15"><text:tab/><text:span text:style-name="T5">console,log (tabla, “x”, i, ”=”, tabla + i)</text:span></text:p>
      <text:p text:style-name="P15">}</text:p>
      <text:p text:style-name="P16">tablaMultiplicar(2); // Tabla de multiplicar del 2 hasta el 1<text:span text:style-name="T6">0</text:span></text:p>
      <text:p text:style-name="P16"/>
      <text:p text:style-name="P17">Funciones flecha. </text:p>
      <text:p text:style-name="P17">Permiten definir de manera compacta una funcion convencional. Basicamente, se trata de remplazar la palabra function por =&gt; antes de abrir llaves. </text:p>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6T11:25:18.772000000</meta:creation-date>
    <dc:date>2024-10-04T13:45:35.351000000</dc:date>
    <meta:editing-duration>PT3H44M24S</meta:editing-duration>
    <meta:editing-cycles>17</meta:editing-cycles>
    <meta:generator>LibreOffice/7.6.4.1$Windows_X86_64 LibreOffice_project/e19e193f88cd6c0525a17fb7a176ed8e6a3e2aa1</meta:generator>
    <meta:document-statistic meta:table-count="0" meta:image-count="0" meta:object-count="0" meta:page-count="3" meta:paragraph-count="83" meta:word-count="792" meta:character-count="4958" meta:non-whitespace-character-count="4206"/>
  </office:meta>
</office:document-meta>
</file>